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language="en" fo:country="US" fo:font-weight="bold" style:font-size-asian="13pt" style:language-asian="en" style:country-asian="US" style:font-weight-asian="bold" style:font-size-complex="13pt"/>
    </style:style>
    <style:style style:name="P2" style:family="paragraph" style:parent-style-name="Standard">
      <style:text-properties fo:font-size="13pt" fo:language="en" fo:country="US" style:font-size-asian="13pt" style:language-asian="en" style:country-asian="US" style:font-size-complex="13pt"/>
    </style:style>
    <style:style style:name="P3" style:family="paragraph" style:parent-style-name="Standard">
      <style:text-properties fo:font-size="13pt" fo:language="en" fo:country="US" style:text-underline-style="solid" style:text-underline-width="auto" style:text-underline-color="font-color" style:font-size-asian="13pt" style:language-asian="en" style:country-asian="US" style:font-size-complex="13pt"/>
    </style:style>
    <style:style style:name="P4" style:family="paragraph" style:parent-style-name="Standard">
      <style:text-properties fo:font-size="13pt" fo:language="en" fo:country="GB" style:font-size-asian="13pt" style:language-asian="en" style:country-asian="US" style:font-size-complex="13pt"/>
    </style:style>
    <style:style style:name="P5" style:family="paragraph" style:parent-style-name="Standard" style:master-page-name="Standard">
      <style:paragraph-properties fo:text-align="center" style:justify-single-word="false" style:page-number="auto"/>
      <style:text-properties fo:font-size="13pt" fo:language="en" fo:country="US" fo:font-weight="bold" style:font-size-asian="13pt" style:language-asian="en" style:country-asian="US" style:font-weight-asian="bold" style:font-size-complex="13pt"/>
    </style:style>
    <style:style style:name="P6" style:family="paragraph" style:parent-style-name="Standard">
      <style:text-properties fo:font-size="13pt" fo:language="en" fo:country="US" style:font-size-asian="13pt" style:language-asian="en" style:country-asian="US" style:font-size-complex="13pt"/>
    </style:style>
    <style:style style:name="P7" style:family="paragraph" style:parent-style-name="Standard">
      <style:text-properties fo:font-size="13pt" fo:language="en" fo:country="US" officeooo:paragraph-rsid="00050881" style:font-size-asian="13pt" style:language-asian="en" style:country-asian="US" style:font-size-complex="13pt"/>
    </style:style>
    <style:style style:name="P8" style:family="paragraph" style:parent-style-name="Standard">
      <style:text-properties fo:font-size="13pt" fo:language="en" fo:country="US" officeooo:paragraph-rsid="00058982" style:font-size-asian="13pt" style:language-asian="en" style:country-asian="US" style:font-size-complex="13pt"/>
    </style:style>
    <style:style style:name="T1" style:family="text">
      <style:text-properties fo:font-size="13pt" fo:language="en" fo:country="US" fo:font-weight="bold" style:font-size-asian="13pt" style:language-asian="en" style:country-asian="US" style:font-weight-asian="bold" style:font-size-complex="13pt"/>
    </style:style>
    <style:style style:name="T2" style:family="text">
      <style:text-properties fo:font-size="13pt" fo:language="en" fo:country="US" style:font-size-asian="13pt" style:language-asian="en" style:country-asian="US" style:font-size-complex="13pt"/>
    </style:style>
    <style:style style:name="T3" style:family="text">
      <style:text-properties officeooo:rsid="00050881"/>
    </style:style>
    <style:style style:name="T4" style:family="text">
      <style:text-properties fo:font-weight="bold" style:font-weight-asian="bold"/>
    </style:style>
    <style:style style:name="T5" style:family="text">
      <style:text-properties fo:font-weight="bold" officeooo:rsid="00050881" style:font-weight-asian="bold"/>
    </style:style>
    <style:style style:name="T6" style:family="text">
      <style:text-properties fo:font-weight="bold" officeooo:rsid="00058982" style:font-weight-asian="bold"/>
    </style:style>
    <style:style style:name="T7" style:family="text">
      <style:text-properties fo:color="#72bf44"/>
    </style:style>
    <style:style style:name="T8" style:family="text">
      <style:text-properties fo:color="#72bf44" fo:font-weight="bold" style:font-weight-asian="bold"/>
    </style:style>
    <style:style style:name="T9" style:family="text">
      <style:text-properties fo:color="#72bf44" fo:font-weight="bold" officeooo:rsid="00050881" style:font-weight-asian="bold"/>
    </style:style>
    <style:style style:name="T10" style:family="text">
      <style:text-properties fo:color="#72bf44" fo:font-weight="bold" officeooo:rsid="00058982" style:font-weight-asian="bold"/>
    </style:style>
    <style:style style:name="T11" style:family="text">
      <style:text-properties officeooo:rsid="00058982"/>
    </style:style>
    <style:style style:name="T1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ypes of company organizations – legal forms</text:p>
      <text:p text:style-name="P1"/>
      <text:p text:style-name="P1">Self-employed people and partnerships</text:p>
      <text:p text:style-name="P1"/>
      <text:p text:style-name="Standard"><text:span text:style-name="T2">"I'm a freelance graphic designer, a </text:span><text:span text:style-name="T1">freelancer</text:span><text:span text:style-name="T2">.</text:span></text:p>
      <text:p text:style-name="Standard"><text:span text:style-name="T2">That means I work for myself — I'm </text:span><text:span text:style-name="T1">self</text:span><text:span text:style-name="T2">-</text:span><text:span text:style-name="T1">employed</text:span><text:span text:style-name="T2">. To use the official term, I'm a </text:span><text:span text:style-name="T1">sole</text:span><text:span text:style-name="T2"> </text:span><text:span text:style-name="T1">proprietor</text:span><text:span text:style-name="T2">."</text:span></text:p>
      <text:p text:style-name="P2">Note: You usually describe people such as designers and journalists as freelancers, and people such as builders and plumbers as self-employed.</text:p>
      <text:p text:style-name="P2"/>
      <text:p text:style-name="Standard"><text:span text:style-name="T2">"We have set up our own architecture </text:span><text:span text:style-name="T1">partnership</text:span><text:span text:style-name="T2">. There are no shareholders in the organization apart from us, the partners. A lot of professional people like lawyers, accountants and so on, work in partnerships."</text:span></text:p>
      <text:p text:style-name="P2"/>
      <text:p text:style-name="P1">Limited liability</text:p>
      <text:p text:style-name="P1"/>
      <text:p text:style-name="Standard"><text:span text:style-name="T2">"I'm the managing director and main shareholder of a small electronics company in Scotland called Advanced Components Ltd. '</text:span><text:span text:style-name="T1">Ltd</text:span><text:span text:style-name="T2">' means </text:span><text:span text:style-name="T1">private</text:span><text:span text:style-name="T2"> </text:span><text:span text:style-name="T1">limited company</text:span><text:span text:style-name="T2">. The other shareholders and I have </text:span><text:span text:style-name="T1">limited liability</text:span><text:span text:style-name="T2">: we do not have to use our personal property, such as a house or car, to pay the company's debts."</text:span></text:p>
      <text:p text:style-name="P4"/>
      <text:p text:style-name="Standard"><text:span text:style-name="T2">"I'm the chief executive of a British company called Megaco PLC. '</text:span><text:span text:style-name="T1">PLC</text:span><text:span text:style-name="T2">' means </text:span><text:span text:style-name="T1">public limited company</text:span><text:span text:style-name="T2">, so anybody can buy and sell shares in Megaco on the stock market." </text:span></text:p>
      <text:p text:style-name="P2"/>
      <text:p text:style-name="Standard"><text:span text:style-name="T2">"I'm CEO of Bigbucks Inc. '</text:span><text:span text:style-name="T1">Inc</text:span><text:span text:style-name="T2">' stands for </text:span><text:span text:style-name="T1">Incorporated</text:span><text:span text:style-name="T2">. This shows that we are a </text:span><text:span text:style-name="T1">corporation</text:span><text:span text:style-name="T2">, a term used especially in the US for companies with limited liability."</text:span></text:p>
      <text:p text:style-name="P2"/>
      <text:p text:style-name="P2">Exercise.</text:p>
      <text:p text:style-name="P3">What type of organization is each of these?</text:p>
      <text:p text:style-name="P3"/>
      <text:p text:style-name="P7">1 A group of engineers who work together to provide consultancy and design services. There are no outside shareholders. <text:s/>→<text:span text:style-name="T3"> <text:s/></text:span><text:span text:style-name="T9">partnership</text:span></text:p>
      <text:p text:style-name="P2"/>
      <text:p text:style-name="P7">2 A large British engineering company with 30,000 employees. Its shares are bought and sold on the stock market. <text:s/>→<text:span text:style-name="T3"> <text:s/></text:span><text:span text:style-name="T9">PLC</text:span></text:p>
      <text:p text:style-name="P2"/>
      <text:p text:style-name="P8">3 An American engineering company with outside shareholders. <text:s/>→<text:span text:style-name="T3"> <text:s/></text:span><text:span text:style-name="T9">Ltd</text:span></text:p>
      <text:p text:style-name="P2"/>
      <text:p text:style-name="P8">4 An engineer who works by himself providing consultancy. He works from home and visits clients in their offices. <text:s/>→<text:span text:style-name="T11"> <text:s/></text:span><text:span text:style-name="T10">freelancer</text:span></text:p>
      <text:p text:style-name="P2"/>
      <text:p text:style-name="P8">5 An independent British engineering company with 20 employees. It was founded by three engineers, who are shareholders and directors of the company. There are five other shareholders who do not work for the company. <text:s/>→<text:span text:style-name="T11"> <text:s/></text:span><text:span text:style-name="T10">Incorporated</text:span></text:p>
      <text:p text:style-name="P2"/>
      <text:p text:style-name="P8">6. She runs her own hairdressing business. She is <text:s/><text:span text:style-name="T8">self</text:span><text:span text:style-name="T7">-</text:span><text:span text:style-name="T8">employed</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line-break="normal"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lf-employed people and partnerships</dc:title>
    <meta:initial-creator>Admin</meta:initial-creator>
    <meta:creation-date>2012-12-13T13:27:00</meta:creation-date>
    <dc:date>2020-04-24T15:11:59.052000000</dc:date>
    <meta:print-date>2019-05-02T15:48:00</meta:print-date>
    <meta:editing-cycles>8</meta:editing-cycles>
    <meta:generator>LibreOffice/5.4.5.1$Windows_X86_64 LibreOffice_project/79c9829dd5d8054ec39a82dc51cd9eff340dbee8</meta:generator>
    <meta:editing-duration>PT5M53S</meta:editing-duration>
    <meta:document-statistic meta:table-count="0" meta:image-count="0" meta:object-count="0" meta:page-count="1" meta:paragraph-count="18" meta:word-count="328" meta:character-count="2045" meta:non-whitespace-character-count="1721"/>
  </office:meta>
</office:document-meta>
</file>